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1.7917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Item Name</text:p>
          </table:table-cell>
          <table:table-cell office:value-type="string">
            <text:p>Item Type</text:p>
          </table:table-cell>
          <table:table-cell office:value-type="string">
            <text:p>Resource1</text:p>
          </table:table-cell>
          <table:table-cell office:value-type="string">
            <text:p>Resource2</text:p>
          </table:table-cell>
          <table:table-cell office:value-type="string">
            <text:p>Resource3</text:p>
          </table:table-cell>
          <table:table-cell table:number-columns-repeated="2"/>
        </table:table-row>
        <table:table-row table:style-name="ro1">
          <table:table-cell office:value-type="string">
            <text:p>Bone Breastplate</text:p>
          </table:table-cell>
          <table:table-cell office:value-type="string">
            <text:p>Breastplate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Bone Helmet</text:p>
          </table:table-cell>
          <table:table-cell office:value-type="string">
            <text:p>Helmet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Bone Sword</text:p>
          </table:table-cell>
          <table:table-cell office:value-type="string">
            <text:p>Sword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Bone Hammer</text:p>
          </table:table-cell>
          <table:table-cell office:value-type="string">
            <text:p>Hammer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Iron Breastplate</text:p>
          </table:table-cell>
          <table:table-cell office:value-type="string">
            <text:p>Breastplate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Iron Helmet</text:p>
          </table:table-cell>
          <table:table-cell office:value-type="string">
            <text:p>Helmet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Iron Sword</text:p>
          </table:table-cell>
          <table:table-cell office:value-type="string">
            <text:p>Sword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Iron Hammer</text:p>
          </table:table-cell>
          <table:table-cell office:value-type="string">
            <text:p>Hammer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Steel Breastplate</text:p>
          </table:table-cell>
          <table:table-cell office:value-type="string">
            <text:p>Breastplate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Steel Helmet</text:p>
          </table:table-cell>
          <table:table-cell office:value-type="string">
            <text:p>Helmet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Steel Sword</text:p>
          </table:table-cell>
          <table:table-cell office:value-type="string">
            <text:p>Sword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Steel Hammer</text:p>
          </table:table-cell>
          <table:table-cell office:value-type="string">
            <text:p>Hammer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Crystal Breastplate</text:p>
          </table:table-cell>
          <table:table-cell office:value-type="string">
            <text:p>Breastplate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Crystal Helmet</text:p>
          </table:table-cell>
          <table:table-cell office:value-type="string">
            <text:p>Helmet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Crystal Sword</text:p>
          </table:table-cell>
          <table:table-cell office:value-type="string">
            <text:p>Sword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Crystal Hammer</text:p>
          </table:table-cell>
          <table:table-cell office:value-type="string">
            <text:p>Hammer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Leather Jacket</text:p>
          </table:table-cell>
          <table:table-cell office:value-type="string">
            <text:p>Breastplate</text:p>
          </table:table-cell>
          <table:table-cell office:value-type="string">
            <text:p>Leather</text:p>
          </table:table-cell>
          <table:table-cell table:number-columns-repeated="4"/>
        </table:table-row>
        <table:table-row table:style-name="ro1">
          <table:table-cell office:value-type="string">
            <text:p>Leather Helmet</text:p>
          </table:table-cell>
          <table:table-cell office:value-type="string">
            <text:p>Helmet</text:p>
          </table:table-cell>
          <table:table-cell office:value-type="string">
            <text:p>Leather</text:p>
          </table:table-cell>
          <table:table-cell table:number-columns-repeated="4"/>
        </table:table-row>
        <table:table-row table:style-name="ro2">
          <table:table-cell office:value-type="string">
            <text:p>Gambeson</text:p>
          </table:table-cell>
          <table:table-cell office:value-type="string">
            <text:p>Clothing</text:p>
          </table:table-cell>
          <table:table-cell office:value-type="string">
            <text:p>Cloth</text:p>
          </table:table-cell>
          <table:table-cell table:number-columns-repeated="4"/>
        </table:table-row>
        <table:table-row table:style-name="ro1">
          <table:table-cell office:value-type="string">
            <text:p>Robe</text:p>
          </table:table-cell>
          <table:table-cell office:value-type="string">
            <text:p>Clothing</text:p>
          </table:table-cell>
          <table:table-cell office:value-type="string">
            <text:p>Cloth</text:p>
          </table:table-cell>
          <table:table-cell table:number-columns-repeated="4"/>
        </table:table-row>
        <table:table-row table:style-name="ro1">
          <table:table-cell office:value-type="string">
            <text:p>Health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2">
          <table:table-cell office:value-type="string">
            <text:p>Mana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Strength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Armor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Antidote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Preserved Meat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string">
            <text:p>Stew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Sal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rrow</text:p>
          </table:table-cell>
          <table:table-cell office:value-type="string">
            <text:p>Wood</text:p>
          </table:table-cell>
          <table:table-cell office:value-type="string">
            <text:p>Feather</text:p>
          </table:table-cell>
          <table:table-cell office:value-type="string">
            <text:p>Iron Ore</text:p>
          </table:table-cell>
          <table:table-cell table:number-columns-repeated="2"/>
        </table:table-row>
      </table:table>
      <table:table table:name="Resources" table:style-name="ta1" table:print="false"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tem Name</text:p>
          </table:table-cell>
          <table:table-cell office:value-type="string">
            <text:p>Item Type</text:p>
          </table:table-cell>
          <table:table-cell office:value-type="string">
            <text:p>Resource1</text:p>
          </table:table-cell>
          <table:table-cell office:value-type="string">
            <text:p>Resource2</text:p>
          </table:table-cell>
          <table:table-cell office:value-type="string">
            <text:p>Resource3</text:p>
          </table:table-cell>
        </table:table-row>
        <table:table-row table:style-name="ro1">
          <table:table-cell office:value-type="string">
            <text:p>Bone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Leather</text:p>
          </table:table-cell>
          <table:table-cell office:value-type="string">
            <text:p>Resource</text:p>
          </table:table-cell>
          <table:table-cell office:value-type="string">
            <text:p>Hide</text:p>
          </table:table-cell>
          <table:table-cell office:value-type="string">
            <text:p>Salt</text:p>
          </table:table-cell>
          <table:table-cell/>
        </table:table-row>
        <table:table-row table:style-name="ro1">
          <table:table-cell office:value-type="string">
            <text:p>Hide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Sal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Cloth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Wood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Iron Ingot</text:p>
          </table:table-cell>
          <table:table-cell office:value-type="string">
            <text:p>Resource</text:p>
          </table:table-cell>
          <table:table-cell office:value-type="string">
            <text:p>Iron Ore</text:p>
          </table:table-cell>
          <table:table-cell office:value-type="string">
            <text:p>Wood</text:p>
          </table:table-cell>
          <table:table-cell/>
        </table:table-row>
        <table:table-row table:style-name="ro1">
          <table:table-cell office:value-type="string">
            <text:p>Iron Ore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Steel Ingot</text:p>
          </table:table-cell>
          <table:table-cell office:value-type="string">
            <text:p>Resource</text:p>
          </table:table-cell>
          <table:table-cell office:value-type="string">
            <text:p>Iron Ingot</text:p>
          </table:table-cell>
          <table:table-cell office:value-type="string">
            <text:p>Wood</text:p>
          </table:table-cell>
          <table:table-cell/>
        </table:table-row>
        <table:table-row table:style-name="ro1">
          <table:table-cell office:value-type="string">
            <text:p>Crystal Shard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Glass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Rotten Mea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Sour Mea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Fresh Mea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Wilted Herbs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Fresh Herbs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Water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Feather</text:p>
          </table:table-cell>
          <table:table-cell office:value-type="string">
            <text:p>Resource</text:p>
          </table:table-cell>
          <table:table-cell table:number-columns-repeated="3"/>
        </table:table-row>
      </table:table>
      <table:table table:name="Adventure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ace</text:p>
          </table:table-cell>
          <table:table-cell office:value-type="string">
            <text:p>Age</text:p>
          </table:table-cell>
          <table:table-cell office:value-type="string">
            <text:p>Class</text:p>
          </table:table-cell>
          <table:table-cell/>
          <table:table-cell office:value-type="string">
            <text:p>Fighter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2">
          <table:table-cell table:number-columns-repeated="3"/>
          <table:table-cell office:value-type="string">
            <text:p>Fighter</text:p>
          </table:table-cell>
          <table:table-cell table:number-columns-repeated="2"/>
          <table:table-cell table:number-columns-repeated="2" office:value-type="string">
            <text:p>Leather</text:p>
          </table:table-cell>
          <table:table-cell office:value-type="string">
            <text:p>Gambeson</text:p>
          </table:table-cell>
          <table:table-cell office:value-type="string">
            <text:p>Sword</text:p>
          </table:table-cell>
          <table:table-cell office:value-type="string">
            <text:p>Health Potion</text:p>
          </table:table-cell>
        </table:table-row>
        <table:table-row table:style-name="ro1">
          <table:table-cell table:number-columns-repeated="3"/>
          <table:table-cell office:value-type="string">
            <text:p>Rouge</text:p>
          </table:table-cell>
          <table:table-cell table:number-columns-repeated="2"/>
          <table:table-cell table:number-columns-repeated="2" office:value-type="string">
            <text:p>Bone</text:p>
          </table:table-cell>
          <table:table-cell/>
          <table:table-cell office:value-type="string">
            <text:p>Hammer</text:p>
          </table:table-cell>
          <table:table-cell office:value-type="string">
            <text:p>Armor Potion</text:p>
          </table:table-cell>
        </table:table-row>
        <table:table-row table:style-name="ro1">
          <table:table-cell table:number-columns-repeated="3"/>
          <table:table-cell office:value-type="string">
            <text:p>Ranger</text:p>
          </table:table-cell>
          <table:table-cell table:number-columns-repeated="2"/>
          <table:table-cell table:number-columns-repeated="2" office:value-type="string">
            <text:p>Iron</text:p>
          </table:table-cell>
          <table:table-cell table:number-columns-repeated="2"/>
          <table:table-cell office:value-type="string">
            <text:p>Strength Potion</text:p>
          </table:table-cell>
        </table:table-row>
        <table:table-row table:style-name="ro1">
          <table:table-cell table:number-columns-repeated="3"/>
          <table:table-cell office:value-type="string">
            <text:p>Wizard</text:p>
          </table:table-cell>
          <table:table-cell table:number-columns-repeated="2"/>
          <table:table-cell table:number-columns-repeated="2" office:value-type="string">
            <text:p>Steel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Rouge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2">
          <table:table-cell table:number-columns-repeated="6"/>
          <table:table-cell table:number-columns-repeated="2" office:value-type="string">
            <text:p>Leather</text:p>
          </table:table-cell>
          <table:table-cell office:value-type="string">
            <text:p>Gambeson</text:p>
          </table:table-cell>
          <table:table-cell office:value-type="string">
            <text:p>Sword</text:p>
          </table:table-cell>
          <table:table-cell office:value-type="string">
            <text:p>Heal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Bone</text:p>
          </table:table-cell>
          <table:table-cell table:number-columns-repeated="2"/>
          <table:table-cell office:value-type="string">
            <text:p>Streng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Crysta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Ranger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2">
          <table:table-cell table:number-columns-repeated="6"/>
          <table:table-cell table:number-columns-repeated="2" office:value-type="string">
            <text:p>Leather</text:p>
          </table:table-cell>
          <table:table-cell office:value-type="string">
            <text:p>Gambeson</text:p>
          </table:table-cell>
          <table:table-cell office:value-type="string">
            <text:p>Sword</text:p>
          </table:table-cell>
          <table:table-cell office:value-type="string">
            <text:p>Heal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Bone</text:p>
          </table:table-cell>
          <table:table-cell/>
          <table:table-cell office:value-type="string">
            <text:p>Bow</text:p>
          </table:table-cell>
          <table:table-cell office:value-type="string">
            <text:p>Streng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Crystal</text:p>
          </table:table-cell>
          <table:table-cell/>
          <table:table-cell office:value-type="string">
            <text:p>Arrow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Wizard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Crystal</text:p>
          </table:table-cell>
          <table:table-cell office:value-type="string">
            <text:p>Robe</text:p>
          </table:table-cell>
          <table:table-cell office:value-type="string">
            <text:p>Staff</text:p>
          </table:table-cell>
          <table:table-cell office:value-type="string">
            <text:p>Health Potion</text:p>
          </table:table-cell>
        </table:table-row>
        <table:table-row table:style-name="ro2">
          <table:table-cell table:number-columns-repeated="10"/>
          <table:table-cell office:value-type="string">
            <text:p>Mana Potion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ler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Wizar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aladin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2/11/2016</text:date>, <text:time>16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mith</meta:initial-creator>
    <meta:creation-date>2016-12-10T15:02:38.17</meta:creation-date>
    <dc:date>2016-12-11T16:24:23.05</dc:date>
    <dc:creator>Paul Smith</dc:creator>
    <meta:editing-duration>PT5H51M28S</meta:editing-duration>
    <meta:editing-cycles>31</meta:editing-cycles>
    <meta:generator>OpenOffice/4.1.2$Win32 OpenOffice.org_project/412m3$Build-9782</meta:generator>
    <meta:document-statistic meta:table-count="3" meta:cell-count="260" meta:object-count="0"/>
  </office:meta>
</office:document-meta>
</file>